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c808" officeooo:paragraph-rsid="0017c808"/>
    </style:style>
    <style:style style:name="P2" style:family="paragraph" style:parent-style-name="Standard">
      <style:paragraph-properties fo:text-align="start" style:justify-single-word="false"/>
      <style:text-properties officeooo:rsid="0017c808" officeooo:paragraph-rsid="0017c808"/>
    </style:style>
    <style:style style:name="P3" style:family="paragraph" style:parent-style-name="Standard">
      <style:paragraph-properties fo:text-align="start" style:justify-single-word="false"/>
      <style:text-properties officeooo:rsid="00180b0a" officeooo:paragraph-rsid="00180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1"/>
      <text:p text:style-name="P2">Langage : C++</text:p>
      <text:p text:style-name="P2"/>
      <text:p text:style-name="P2">Utilisations de librairies : SFML</text:p>
      <text:p text:style-name="P2"/>
      <text:p text:style-name="P2"/>
      <text:p text:style-name="P3">Objectifs :</text:p>
      <text:p text:style-name="P3">- Déplacement Personnage</text:p>
      <text:p text:style-name="P3"/>
      <text:p text:style-name="P3">- Etablir la m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04:09.337733442</meta:creation-date>
    <dc:date>2018-09-14T15:13:01.395295845</dc:date>
    <meta:editing-duration>PT8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0" meta:character-count="115" meta:non-whitespace-character-count="101"/>
  </office:meta>
</office:document-meta>
</file>